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15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15%"/>
    </style:style>
    <style:style style:name="P4" style:parent-style-name="Normal" style:family="paragraph">
      <style:paragraph-properties fo:margin-bottom="0.0972in" fo:line-height="115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1388in" fo:line-height="115%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 fo:color="#000000" fo:font-size="12pt" style:font-size-asian="12pt"/>
    </style:style>
    <style:style style:name="T13" style:parent-style-name="DefaultParagraphFont" style:family="text">
      <style:text-properties style:font-name-asian="Calibri" style:font-name-complex="Calibri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T25" style:parent-style-name="DefaultParagraphFont" style:family="text">
      <style:text-properties style:font-name-asian="Calibri" style:font-name-complex="Calibri"/>
    </style:style>
    <style:style style:name="T26" style:parent-style-name="DefaultParagraphFont" style:family="text">
      <style:text-properties style:font-name-asian="Calibri" style:font-name-complex="Calibri"/>
    </style:style>
    <style:style style:name="T27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T28" style:parent-style-name="DefaultParagraphFont" style:family="text">
      <style:text-properties style:font-name="Segoe UI" style:font-name-complex="Segoe UI" fo:color="#212529" style:letter-kerning="false" fo:background-color="#FFFFFF"/>
    </style:style>
    <style:style style:name="P29" style:parent-style-name="Normal" style:family="paragraph">
      <style:text-properties style:font-name="Times New Roman" style:font-name-complex="Times New Roman" style:letter-kerning="false" fo:font-size="12pt" style:font-size-asian="12pt" style:font-size-complex="12pt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DefaultParagraphFont" style:family="text">
      <style:text-properties style:font-name-asian="Calibri" style:font-name-complex="Calibri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/>
    </style:style>
    <style:style style:name="T38" style:parent-style-name="DefaultParagraphFont" style:family="text">
      <style:text-properties style:font-name-asian="Calibri" style:font-name-complex="Calibri"/>
    </style:style>
    <style:style style:name="T39" style:parent-style-name="DefaultParagraphFont" style:family="text">
      <style:text-properties style:font-name-asian="Calibri" style:font-name-complex="Calibri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45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T51" style:parent-style-name="DefaultParagraphFont" style:family="text">
      <style:text-properties style:font-name-asian="Calibri" style:font-name-complex="Calibri"/>
    </style:style>
    <style:style style:name="P52" style:parent-style-name="Normal" style:family="paragraph">
      <style:paragraph-properties fo:margin-bottom="0.1388in" fo:line-height="115%"/>
    </style:style>
    <style:style style:name="T53" style:parent-style-name="DefaultParagraphFont" style:family="text">
      <style:text-properties style:font-name-asian="Calibri" style:font-name-complex="Calibri"/>
    </style:style>
    <style:style style:name="P54" style:parent-style-name="Normal" style:family="paragraph">
      <style:paragraph-properties fo:margin-bottom="0.1388in" fo:line-height="115%"/>
    </style:style>
    <style:style style:name="T55" style:parent-style-name="DefaultParagraphFont" style:family="text">
      <style:text-properties style:font-name-asian="Calibri" style:font-name-complex="Calibri"/>
    </style:style>
    <style:style style:name="T56" style:parent-style-name="DefaultParagraphFont" style:family="text">
      <style:text-properties style:font-name-asian="Calibri" style:font-name-complex="Calibri"/>
    </style:style>
    <style:style style:name="T57" style:parent-style-name="DefaultParagraphFont" style:family="text">
      <style:text-properties style:font-name-asian="Calibri" style:font-name-complex="Calibri"/>
    </style:style>
    <style:style style:name="P58" style:parent-style-name="Normal" style:family="paragraph">
      <style:paragraph-properties fo:margin-bottom="0.1388in" fo:line-height="115%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/>
    </style:style>
    <style:style style:name="T62" style:parent-style-name="DefaultParagraphFont" style:family="text">
      <style:text-properties style:font-name-asian="Calibri" style:font-name-complex="Calibri"/>
    </style:style>
    <style:style style:name="T63" style:parent-style-name="DefaultParagraphFont" style:family="text">
      <style:text-properties style:font-name-asian="Calibri" style:font-name-complex="Calibri"/>
    </style:style>
    <style:style style:name="T64" style:parent-style-name="DefaultParagraphFont" style:family="text">
      <style:text-properties style:font-name-asian="Calibri" style:font-name-complex="Calibri"/>
    </style:style>
    <style:style style:name="T65" style:parent-style-name="DefaultParagraphFont" style:family="text">
      <style:text-properties style:font-name-asian="Calibri" style:font-name-complex="Calibri"/>
    </style:style>
    <style:style style:name="T66" style:parent-style-name="DefaultParagraphFont" style:family="text">
      <style:text-properties style:font-name-asian="Calibri" style:font-name-complex="Calibri"/>
    </style:style>
    <style:style style:name="T67" style:parent-style-name="DefaultParagraphFont" style:family="text">
      <style:text-properties style:font-name-asian="Calibri" style:font-name-complex="Calibri"/>
    </style:style>
    <style:style style:name="T68" style:parent-style-name="DefaultParagraphFont" style:family="text">
      <style:text-properties style:font-name-asian="Calibri" style:font-name-complex="Calibri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/>
    </style:style>
    <style:style style:name="T74" style:parent-style-name="DefaultParagraphFont" style:family="text">
      <style:text-properties style:font-name-asian="Calibri" style:font-name-complex="Calibri"/>
    </style:style>
    <style:style style:name="T75" style:parent-style-name="DefaultParagraphFont" style:family="text">
      <style:text-properties style:font-name-asian="Calibri" style:font-name-complex="Calibri"/>
    </style:style>
    <style:style style:name="T76" style:parent-style-name="DefaultParagraphFont" style:family="text">
      <style:text-properties style:font-name-asian="Calibri" style:font-name-complex="Calibri"/>
    </style:style>
    <style:style style:name="T77" style:parent-style-name="DefaultParagraphFont" style:family="text">
      <style:text-properties style:font-name-asian="Calibri" style:font-name-complex="Calibri"/>
    </style:style>
    <style:style style:name="T78" style:parent-style-name="DefaultParagraphFont" style:family="text">
      <style:text-properties style:font-name-asian="Calibri" style:font-name-complex="Calibri"/>
    </style:style>
    <style:style style:name="P79" style:parent-style-name="Normal" style:family="paragraph">
      <style:paragraph-properties fo:margin-bottom="0.1388in" fo:line-height="115%"/>
    </style:style>
    <style:style style:name="T80" style:parent-style-name="DefaultParagraphFont" style:family="text">
      <style:text-properties style:font-name-asian="Calibri" style:font-name-complex="Calibri"/>
    </style:style>
    <style:style style:name="P81" style:parent-style-name="Normal" style:family="paragraph">
      <style:paragraph-properties fo:margin-bottom="0.1388in" fo:line-height="115%"/>
    </style:style>
    <style:style style:name="T82" style:parent-style-name="DefaultParagraphFont" style:family="text">
      <style:text-properties style:font-name-asian="Calibri" style:font-name-complex="Calibri"/>
    </style:style>
    <style:style style:name="T83" style:parent-style-name="DefaultParagraphFont" style:family="text">
      <style:text-properties style:font-name-asian="Calibri" style:font-name-complex="Calibri"/>
    </style:style>
    <style:style style:name="T84" style:parent-style-name="DefaultParagraphFont" style:family="text">
      <style:text-properties style:font-name-asian="Calibri" style:font-name-complex="Calibri"/>
    </style:style>
    <style:style style:name="P85" style:parent-style-name="Normal" style:family="paragraph">
      <style:paragraph-properties fo:margin-bottom="0.1388in" fo:line-height="115%"/>
    </style:style>
    <style:style style:name="T86" style:parent-style-name="DefaultParagraphFont" style:family="text">
      <style:text-properties style:font-name-asian="Calibri" style:font-name-complex="Calibri"/>
    </style:style>
    <style:style style:name="P8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T94" style:parent-style-name="DefaultParagraphFont" style:family="text">
      <style:text-properties style:font-name-asian="Calibri" style:font-name-complex="Calibri"/>
    </style:style>
    <style:style style:name="P95" style:parent-style-name="Normal" style:family="paragraph">
      <style:paragraph-properties fo:margin-bottom="0.1388in" fo:line-height="115%"/>
    </style:style>
    <style:style style:name="T96" style:parent-style-name="DefaultParagraphFont" style:family="text">
      <style:text-properties style:font-name-asian="Calibri" style:font-name-complex="Calibri"/>
    </style:style>
    <style:style style:name="P97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8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99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0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1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2" style:parent-style-name="Normal" style:family="paragraph">
      <style:paragraph-properties fo:margin-bottom="0.1388in" fo:line-height="115%"/>
      <style:text-properties style:font-name-asian="Calibri" style:font-name-complex="Calibri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DefaultParagraphFont" style:family="text">
      <style:text-properties style:font-name-asian="Calibri" style:font-name-complex="Calibri"/>
    </style:style>
    <style:style style:name="T105" style:parent-style-name="DefaultParagraphFont" style:family="text">
      <style:text-properties style:font-name-asian="Calibri" style:font-name-complex="Calibri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 1: What is JavaScript ?</text:span></text:p>
      <text:p text:style-name="P10"><text:span text:style-name="T11">Ans: JavaScript is a text-based programming language used both on the client-side and server-side that allows you to make web pages interactive.</text:span><text:span text:style-name="T12"><text:s/></text:span><text:span text:style-name="T13">Where HTML and CSS are languages that give structure and styl</text:span><text:span text:style-name="T14">e to web pages, JavaScript gives web pages interactive elements that engage a user.</text:span></text:p>
      <text:p text:style-name="P15"><text:span text:style-name="T16">Q 2 : Print sum of 2 numbers using console.log().</text:span></text:p>
      <text:p text:style-name="P17">Ans:</text:p>
      <text:p text:style-name="P18">const num1=5;</text:p>
      <text:p text:style-name="P19">const num2=6;</text:p>
      <text:p text:style-name="P20">//add two numbers</text:p>
      <text:p text:style-name="P21">const sum=num1+num2;</text:p>
      <text:p text:style-name="P22">//adding two numbers</text:p>
      <text:p text:style-name="P23">console.log(‘sum’:+sum);</text:p>
      <text:p text:style-name="P24"><text:span text:style-name="T25">Q 4 : How many ways are there to declare variable in JavaScript ?</text:span></text:p>
      <text:p text:style-name="Normal"><text:span text:style-name="T26">Ans :<text:s/></text:span><text:span text:style-name="T27">There are three ways to declare a variable in JavaScript. 1) By using 'var' keyword, 2) By using 'let' keyword, 3) By using 'const'<text:s/></text:span><text:span text:style-name="T28">keyword.</text:span></text:p>
      <text:p text:style-name="P29"/>
      <text:p text:style-name="P30"><text:span text:style-name="T31">Q 5: Declare a variable in javaScript using let.</text:span></text:p>
      <text:p text:style-name="P32"><text:span text:style-name="T33">Ans: let var_name = 36;</text:span></text:p>
      <text:p text:style-name="P34"><text:span text:style-name="T35">Q 6 : How to add <text:s/>single comment in JavaScript ?</text:span></text:p>
      <text:p text:style-name="P36"><text:span text:style-name="T37">Ans: //</text:span><text:span text:style-name="T38"><text:s/>This is how we</text:span><text:span text:style-name="T39"><text:s/>comment.</text:span></text:p>
      <text:p text:style-name="P40"><text:span text:style-name="T41">Q 7: How to create an Array of integers in JavaScript ?</text:span></text:p>
      <text:p text:style-name="P42"><text:span text:style-name="T43">Ans: var/const a=[1,2,3,4,5];</text:span></text:p>
      <text:p text:style-name="P44"/>
      <text:p text:style-name="P45"/>
      <text:p text:style-name="P46"><text:span text:style-name="T47">Q 8: How<text:s/></text:span><text:span text:style-name="T48">many data types are there in JavaScript ?</text:span></text:p>
      <text:soft-page-break/>
      <text:p text:style-name="P49"><text:span text:style-name="T50">Ans:<text:s/></text:span><text:span text:style-name="T51">In Javascript, there are five basic, or primitive, types of data. The five most basic types of data are strings, numbers, booleans, undefined, and null.</text:span></text:p>
      <text:p text:style-name="P52"><text:span text:style-name="T53">Q 9: Why are loops used for in any programming <text:s/>language ?</text:span></text:p>
      <text:p text:style-name="P54"><text:span text:style-name="T55">Ans:</text:span><text:span text:style-name="T56"><text:s/></text:span><text:span text:style-name="T57">Loops are a programming element that repeat a portion of code a set number of times until the desired process is complete. Repetitive tasks are common in programming, and loops are essential to save time and minimize errors</text:span></text:p>
      <text:p text:style-name="P58"><text:span text:style-name="T59">Q 10: Name different types of Loops in JavaScript ?</text:span></text:p>
      <text:p text:style-name="P60"><text:span text:style-name="T61">Ans: for loop</text:span><text:span text:style-name="T62"><text:line-break/></text:span><text:span text:style-name="T63">for/in</text:span><text:span text:style-name="T64"><text:line-break/></text:span><text:span text:style-name="T65">for/of</text:span><text:span text:style-name="T66"><text:line-break/></text:span><text:span text:style-name="T67">while</text:span><text:span text:style-name="T68"><text:line-break/></text:span><text:span text:style-name="T69">do/while</text:span></text:p>
      <text:p text:style-name="P70"><text:span text:style-name="T71">Q 11: How to declare for loop in JavaScript ?</text:span></text:p>
      <text:p text:style-name="P72"><text:span text:style-name="T73">An</text:span><text:span text:style-name="T74">s:</text:span><text:span text:style-name="T75"><text:s/></text:span><text:span text:style-name="T76">for (let i = 0; i &lt; 5; i++) {</text:span><text:span text:style-name="T77"><text:line-break/>  text += "The number is " + i + "&lt;br&gt;";</text:span><text:span text:style-name="T78"><text:line-break/>}</text:span></text:p>
      <text:p text:style-name="P79"><text:span text:style-name="T80">Q 12: How many ways can you print output in JavaScript?</text:span></text:p>
      <text:p text:style-name="P81"><text:span text:style-name="T82">Ans:</text:span><text:span text:style-name="T83"><text:s/></text:span><text:span text:style-name="T84">There are 4 ways to display the output in JavaScript</text:span></text:p>
      <text:p text:style-name="P85"><text:span text:style-name="T86">Q 13 : How to add Multi-Line Comments in JavaScript ?</text:span></text:p>
      <text:p text:style-name="P87">Ans: /* This is a<text:s/></text:p>
      <text:p text:style-name="P88"><text:span text:style-name="T89"><text:tab/>Multiline comment*/</text:span></text:p>
      <text:p text:style-name="P90"><text:span text:style-name="T91">Q 14: <text:s/>How to select an element from HTML by ID using JavaScript ? <text:s/></text:span></text:p>
      <text:p text:style-name="P92"><text:span text:style-name="T93">Ans : we can select any eleme</text:span><text:span text:style-name="T94">nt from HTML by using document.getElementById() Method.</text:span></text:p>
      <text:p text:style-name="P95"><text:span text:style-name="T96">Q 15: <text:s/>Write down JavaScript comparison operators ?</text:span></text:p>
      <text:p text:style-name="P97">Ans :</text:p>
      <text:p text:style-name="P98"><text:s/>&lt;<text:tab/>less than</text:p>
      <text:p text:style-name="P99">&gt;<text:tab/>greater than</text:p>
      <text:p text:style-name="P100">&lt;=<text:tab/>less than or equal to</text:p>
      <text:p text:style-name="P101">&gt;=<text:tab/>greater than or equal to</text:p>
      <text:p text:style-name="P102">==<text:tab/>equal to</text:p>
      <text:p text:style-name="P103"><text:span text:style-name="T104">!=</text:span><text:span text:style-name="T105"><text:tab/>not equal t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1-10-04T12:58:00Z</meta:creation-date>
    <dc:date>2021-10-06T17:54:00Z</dc:date>
    <meta:template xlink:href="Normal" xlink:type="simple"/>
    <meta:editing-cycles>8</meta:editing-cycles>
    <meta:editing-duration>PT960S</meta:editing-duration>
    <meta:document-statistic meta:page-count="2" meta:paragraph-count="4" meta:word-count="357" meta:character-count="2388" meta:row-count="16" meta:non-whitespace-character-count="2035"/>
  </office:meta>
</office:document-meta>
</file>